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19da" officeooo:paragraph-rsid="001619da"/>
    </style:style>
    <style:style style:name="P2" style:family="paragraph" style:parent-style-name="Standard">
      <style:text-properties officeooo:rsid="001619da" officeooo:paragraph-rsid="001619da"/>
    </style:style>
    <style:style style:name="P3" style:family="paragraph" style:parent-style-name="Standard">
      <style:text-properties fo:font-weight="normal" officeooo:rsid="00172f17" officeooo:paragraph-rsid="00172f1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round &amp; Obstacle avoidance:</text:p>
      <text:p text:style-name="Standard"><text:a xlink:type="simple" xlink:href="https://youtu.be/yUt8_m8PsGE" text:style-name="Internet_20_link" text:visited-style-name="Visited_20_Internet_20_Link">https://youtu.be/yUt8_m8PsGE</text:a></text:p>
      <text:p text:style-name="Standard"/>
      <text:p text:style-name="Standard"/>
      <text:p text:style-name="P1">Self-Collision free move:</text:p>
      <text:p text:style-name="P1"><text:a xlink:type="simple" xlink:href="https://youtu.be/D_UV7NoHPpM" text:style-name="Internet_20_link" text:visited-style-name="Visited_20_Internet_20_Link">https://youtu.be/D_UV7NoHPpM</text:a></text:p>
      <text:p text:style-name="P1"/>
      <text:p text:style-name="P1"/>
      <text:p text:style-name="P3">Improved IK solution:</text:p>
      <text:p text:style-name="P3"><text:a xlink:type="simple" xlink:href="https://youtu.be/N5CAAgCmd2M" text:style-name="Internet_20_link" text:visited-style-name="Visited_20_Internet_20_Link">https://youtu.be/N5CAAgCmd2M</text:a>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5T21:50:13.805236596</meta:creation-date>
    <dc:date>2023-04-03T00:38:13.131645919</dc:date>
    <meta:editing-duration>PT1H9M4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6" meta:word-count="13" meta:character-count="158" meta:non-whitespace-character-count="151"/>
  </office:meta>
</office:document-meta>
</file>